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Chapter 6 notes</text:p>
      <text:p text:style-name="Standard"/>
      <text:p text:style-name="Standard">6.1</text:p>
      <text:p text:style-name="Standard">The Box Model</text:p>
      <text:p text:style-name="Standard">-the box model- each element in a document is considered to be in a retangular box. ie. Content, padding, border, and margin are all rectangular boxes</text:p>
      <text:p text:style-name="Standard"/>
      <text:p text:style-name="Standard">Content</text:p>
      <text:p text:style-name="Standard">-can consist of a combination of text and web elements, such as images, paragraphs, headings, lists, etc</text:p>
      <text:p text:style-name="Standard">-visible width- the total of the content width, padding width, and border width</text:p>
      <text:p text:style-name="Standard">-note: the width property only configures the actual width of the content; it does not include any padding, border, or margin</text:p>
      <text:p text:style-name="Standard"/>
      <text:p text:style-name="Standard">Padding</text:p>
      <text:p text:style-name="Standard">-padding- area between the content and the border. Default value is 0</text:p>
      <text:p text:style-name="Standard">-when the background of an element is configured, the background is applied to both the padding and the content areas</text:p>
      <text:p text:style-name="Standard">-use the padding property to configure an element's padding</text:p>
      <text:p text:style-name="Standard"/>
      <text:p text:style-name="Standard">Border</text:p>
      <text:p text:style-name="Standard">-border- area between the padding and the margin. Default value is 0 and does not display</text:p>
      <text:p text:style-name="Standard">-use the border property to configure an element's border</text:p>
      <text:p text:style-name="Standard"/>
      <text:p text:style-name="Standard">Margin</text:p>
      <text:p text:style-name="Standard">-margin- determines the empty space between the element and any adjacent elements</text:p>
      <text:p text:style-name="Standard"/>
      <text:p text:style-name="Standard">The margin Property</text:p>
      <text:p text:style-name="Standard">-use the margin property to configure margins on all sides of an element. The margin is always transparent, the background color of the web page or parent element shows in this area</text:p>
      <text:p text:style-name="Standard">-browsers have default margin values set for web page documents and for certain elements such as paragraphs, headings, forms, and so on</text:p>
      <text:p text:style-name="Standard">-use the margin property to override the default browser values</text:p>
      <text:p text:style-name="Standard"/>
      <text:p text:style-name="Standard">-to configure the size of the margin, use a numeric value (px or em) or a percentage</text:p>
      <text:p text:style-name="Standard">-to eliminate the margin, configure it to 0 (with no unit)</text:p>
      <text:p text:style-name="Standard">-use the value auto to indicate that the browser should calculate the margin</text:p>
      <text:p text:style-name="Standard"/>
      <text:p text:style-name="Standard">Table 6.1</text:p>
      <text:p text:style-name="Standard">-margin:</text:p>
      <text:p text:style-name="Standard">*shorthand notation to configure the margin surrounding an element</text:p>
      <text:p text:style-name="Standard">*a numeric value (px or em) or percentage; for example, margin: 10px;</text:p>
      <text:p text:style-name="Standard">*the value auto causes the browser to automatically calculate the margin for the element</text:p>
      <text:p text:style-name="Standard">*two numeric values (px or em) or percentages: the first value configures the top margin and bottom margin, the second value configures the left margin and right margin; for example, margin: 20% 10%;</text:p>
      <text:p text:style-name="Standard">*three numeric values (px or em) or percentages: the first value configures the top margin, the second value configures the left margin and right margin, and the third value configures the bottom margin; for example, margin: 10% 20% 5px;</text:p>
      <text:p text:style-name="Standard">*four numeric values (px or em) or percentages; the values configure the margin in the following order: margin-top, margin-right, margin-bottom, and margin-left; for example, margin: 10% 30px 20% 5%;</text:p>
      <text:p text:style-name="Standard"><text:soft-page-break/></text:p>
      <text:p text:style-name="Standard">-margin bottom:</text:p>
      <text:p text:style-name="Standard">*bottom margin; a numeric value (px or em), percentage, or auto</text:p>
      <text:p text:style-name="Standard"/>
      <text:p text:style-name="Standard">-margin-left:</text:p>
      <text:p text:style-name="Standard">*left margin; a numeric value (px or em), percentage, or auto </text:p>
      <text:p text:style-name="Standard"/>
      <text:p text:style-name="Standard">-margin-right:</text:p>
      <text:p text:style-name="Standard">*right margin; a numeric value (px or em), percentage, or auto </text:p>
      <text:p text:style-name="Standard"/>
      <text:p text:style-name="Standard">-margin-top:</text:p>
      <text:p text:style-name="Standard">*top margin; a numeric value (px or em), percentage, or auto </text:p>
      <text:p text:style-name="Standard"/>
      <text:p text:style-name="Standard">The Box Model in Action (examples in fig 6.2)</text:p>
      <text:p text:style-name="Standard">-the h1 element is configured to have a light-blue background, 20 pixels of padding (the space between the content and the border), and a black, 1 pixel border</text:p>
      <text:p text:style-name="Standard">-the empty space where the white web page background shows through is the margin. When two vertical margins meet (such as between the h1 element and the div element), the browser collapses the margin size to be the larger of the two margins instead of applying both margins</text:p>
      <text:p text:style-name="Standard">-the div element has a medium-blue background; the browser default padding (which is no padding); and a black, 5 pixel border</text:p>
      <text:p text:style-name="Standard"/>
      <text:p text:style-name="Standard">6.2</text:p>
      <text:p text:style-name="Standard">Normal Flow</text:p>
      <text:p text:style-name="Standard">-normal flow- displaying the elements of a web page in the order they appear in the web page source code. Browsers render your web page code line by line in the order it appears in the html document</text:p>
      <text:p text:style-name="Standard">-ie. The order of your code matters, it can be the difference between having two separate divs and one div inside of another</text:p>
      <text:p text:style-name="Standard"/>
      <text:p text:style-name="Standard">6.3</text:p>
      <text:p text:style-name="Standard">CSS Float</text:p>
      <text:p text:style-name="Standard">-elements that seem to float on the right side or left side of either the browser window or another element are often configured using the float property. The browser renders these elements using normal flow and then shifts them to either the left or right as far as possible within their container (usually either the browser viewport or a div element)</text:p>
      <text:p text:style-name="Standard"/>
      <text:p text:style-name="Standard">-use float: right; to float the element on the right side of the container</text:p>
      <text:p text:style-name="Standard">-use float: left; to float the element on the left side of the container</text:p>
      <text:p text:style-name="Standard">-specify a width for a floated element unless the element already has an implicit width, such as an img element</text:p>
      <text:p text:style-name="Standard">-other elements and web page content will flow around the floated element</text:p>
      <text:p text:style-name="Standard"/>
      <text:p text:style-name="Standard">-note that it is often helpful to attach an id tag to a given property to make the css easier</text:p>
      <text:p text:style-name="Standard"/>
      <text:p text:style-name="Standard"/>
      <text:p text:style-name="Standard"/>
      <text:p text:style-name="Standard"/>
      <text:p text:style-name="Standard"/>
      <text:p text:style-name="Standard"/>
      <text:p text:style-name="Standard"><text:soft-page-break/>6.4</text:p>
      <text:p text:style-name="Standard">CSS: Clearing a Float</text:p>
      <text:p text:style-name="Standard"/>
      <text:p text:style-name="Standard">The clear Property</text:p>
      <text:p text:style-name="Standard">-the clear property is often used to terminate, or clear, a float</text:p>
      <text:p text:style-name="Standard">-you can set the value of the clear property to left, right, or both, depending on the type of float you need to clear</text:p>
      <text:p text:style-name="Standard"/>
      <text:p text:style-name="Standard">Clear a Float with a Line Break</text:p>
      <text:p text:style-name="Standard">-a common technique to clear a float within a container element is to add a line break element configured with the clear property</text:p>
      <text:p text:style-name="Standard">-example: </text:p>
      <text:p text:style-name="Standard">.clearleft { clear: left;}</text:p>
      <text:p text:style-name="Standard">also a line break tag assigned to the clearleft class is coded before the closing div tag, the code for the div element is </text:p>
      <text:p text:style-name="Standard">&lt;div&gt;</text:p>
      <text:p text:style-name="Standard">&lt;img class=”float” src=”yls.jpg” alt=”Yellow Lady Slipper” height=”100” width=”100”/&gt;</text:p>
      <text:p text:style-name="Standard">The Yellow Lady Slipper grows in wooded areas and blooms in June each year. The flower is a member of the orchid family.</text:p>
      <text:p text:style-name="Standard">&lt;br <text:s text:c="2"/>class=”clearleft”&gt;</text:p>
      <text:p text:style-name="Standard">&lt;/div&gt;</text:p>
      <text:p text:style-name="Standard"/>
      <text:p text:style-name="Standard">Another Technique to Clear a Float</text:p>
      <text:p text:style-name="Standard">-if you are not concerned about the light background color display, another option is to omit the line break tag and instead apply the clearleft class to the h2 element, which is the first block display element after the div. This does not change the display of the light background color, but it does force the h2 element's text to begin on its own line</text:p>
      <text:p text:style-name="Standard"/>
      <text:p text:style-name="Standard">The overflow Property</text:p>
      <text:p text:style-name="Standard">-the overflow property is often used to clear a float, though its intended purpose is to configure how content should display if it is too large for the area allocated</text:p>
      <text:p text:style-name="Standard"/>
      <text:p text:style-name="Standard">Table 6.2: The overflow property</text:p>
      <text:p text:style-name="Standard">-visible- default value; the content is displayed, and if it's too large, the content will overflow and extend outside the area allocated to it</text:p>
      <text:p text:style-name="Standard">-hidden- the content is clipped to fit the area allocated to the element in the browser viewpoert</text:p>
      <text:p text:style-name="Standard">-auto- the content fills the area allocated to it and, if needed, scrollbars are displayed to allow access to the remaining content</text:p>
      <text:p text:style-name="Standard">-scroll- the content is rendered in the area allocated to it and scrollbars are display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lear a Float</text:p>
      <text:p text:style-name="Standard">-observe the div element, which contains the floated image and first paragraph on the page. Notice that although the div element contains both an image and the first paragraph, the light background color of the div element does not extend as far as expected; it is only visible in the area occupied by the first paragraph </text:p>
      <text:p text:style-name="Standard">-you can use the overflow property assigned to the container element to resolve the display issue and clear the float. In this case, we'll apply the overflow and width properties to the div selector</text:p>
      <text:p text:style-name="Standard">-the CSS to configure the div in this manner is (this will clear the float):</text:p>
      <text:p text:style-name="Standard">div { background-color: #F3F1BF;</text:p>
      <text:p text:style-name="Standard"><text:s text:c="9"/>overflow: auto;</text:p>
      <text:p text:style-name="Standard"><text:s text:c="9"/>width: 100%; }</text:p>
      <text:p text:style-name="Standard"/>
      <text:p text:style-name="Standard">-notice that using the overflow property and applying the clear property to a line break tag result in a similar web page display. You may wonder which CSS property (clear or overflow) is the best one to use when you need to clear a float</text:p>
      <text:p text:style-name="Standard">-while clear is more widely used, in this example it is more efficient to apply the overflow property to the container element. This will clear the float, avoid adding an extra line break tag, and ensure that the container element expands to enclose the entire floated element</text:p>
      <text:p text:style-name="Standard"/>
      <text:p text:style-name="Standard">Configure Scrollbars</text:p>
      <text:p text:style-name="Standard">-the use of overflow: auto; was used to automatically display scrollbars if the content exceeds the space allocated to it</text:p>
      <text:p text:style-name="Standard">-in this case, the div that contains the paragraph and the floated image was configured with a width of 300px and a height of 100px</text:p>
      <text:p text:style-name="Standard">-the CSS for that div is shown below:</text:p>
      <text:p text:style-name="Standard">div { background-color: F3F1BF;</text:p>
      <text:p text:style-name="Standard"><text:s text:c="9"/>overflow: scroll;</text:p>
      <text:p text:style-name="Standard"><text:s text:c="9"/>width: 300px;</text:p>
      <text:p text:style-name="Standard"><text:s text:c="9"/>height: 100px; }</text:p>
      <text:p text:style-name="Standard"/>
      <text:p text:style-name="Standard">6.5</text:p>
      <text:p text:style-name="Standard">CSS Box Sizing</text:p>
      <text:p text:style-name="Standard">-when you view an element on a web page, the default behavior of the browser is not always to have the width of an element on a page include the size of the element's padding and border. The purpose of the box-sizing property is to alleviate this issue</text:p>
      <text:p text:style-name="Standard">-the box-sizing property causes the browser calculation of the width or height to include the content's actual width or height in addition to the width or height of any padding and border that may exist</text:p>
      <text:p text:style-name="Standard">-box-sizing property values include context-box (the default) and border-box</text:p>
      <text:p text:style-name="Standard">-use the CSS box-sizing: border-box; declaration to configure the browser to also include the values of the border and padding when calculating the width and height properties of an element</text:p>
      <text:p text:style-name="Standard">-it's common practice for web developers to apply border-box box-sizing when they plan to use floated elements or multicolumn layouts</text:p>
      <text:p text:style-name="Standard">-it's also common to apply box sizing by configuring the * universal selector, which will target all HTML elements</text:p>
      <text:p text:style-name="Standard">-the CSS to apply border-box box-sizing to all elements with the universal selector is:</text:p>
      <text:p text:style-name="Standard">*{ box-sizing: border-box; } </text:p>
      <text:p text:style-name="Standard"/>
      <text:p text:style-name="Standard"/>
      <text:p text:style-name="Standard"/>
      <text:p text:style-name="Standard"><text:soft-page-break/>6.6</text:p>
      <text:p text:style-name="Standard">CSS Two-Column Layout</text:p>
      <text:p text:style-name="Standard"/>
      <text:p text:style-name="Standard">Your First Two-Column Layout</text:p>
      <text:p text:style-name="Standard">-a common web design is a two-column layout, this is accomplished with CSS by configuring one of the columns to float on the web page</text:p>
      <text:p text:style-name="Standard">-[refer to practice doc]</text:p>
      <text:p text:style-name="Standard"/>
      <text:p text:style-name="Standard">Two-Column Layout Example</text:p>
      <text:p text:style-name="Standard">-the web page in Practice 6.3 is just one example</text:p>
      <text:p text:style-name="Standard">-to make a two-column layout with a footer in the right column, the html is written as:</text:p>
      <text:p text:style-name="Standard">&lt;div id=”wrapper&gt;</text:p>
      <text:p text:style-name="Standard"><text:tab/>&lt;header&gt;</text:p>
      <text:p text:style-name="Standard"><text:tab/>&lt;/header&gt;</text:p>
      <text:p text:style-name="Standard"><text:tab/>&lt;main&gt;</text:p>
      <text:p text:style-name="Standard"><text:tab/>&lt;/main&gt;</text:p>
      <text:p text:style-name="Standard"><text:tab/>&lt;footer&gt;</text:p>
      <text:p text:style-name="Standard"><text:tab/>&lt;/footer&gt;</text:p>
      <text:p text:style-name="Standard">&lt;/div&gt;</text:p>
      <text:p text:style-name="Standard">the key CSS configures a floating nav element, a main element with a left margin, and a footer with a left margin </text:p>
      <text:p text:style-name="Standard">nav { float: left; width: 150px; }</text:p>
      <text:p text:style-name="Standard">main { margin-left: 165px; }</text:p>
      <text:p text:style-name="Standard">footer { margin-left: 165px; }</text:p>
      <text:p text:style-name="Standard"/>
      <text:p text:style-name="Standard">Important Notes</text:p>
      <text:p text:style-name="Standard">-in html, code the element that needs to float BEFORE its companion elements. The browser will shift the floated element over to the side of the browser viewport and display the elements that follow alongside the floated element</text:p>
      <text:p text:style-name="Standard">-a wrapper is not required, but it does make it easier because the background color of the wrapper div will display behind any of its child elements that do not have their own background color configured. This also lets you configure a different background color or background image for the page using the body element selector</text:p>
      <text:p text:style-name="Standard"/>
      <text:p text:style-name="Standard">6.7</text:p>
      <text:p text:style-name="Standard">Hyperlinks in an Unordered List</text:p>
      <text:p text:style-name="Standard">-semantically correct code means using the tags the way they're supposed to be used (ie. Placing paragraphs in paragraph tags rather than using line breaks)</text:p>
      <text:p text:style-name="Standard">-one form of semantically correct code is the idea of using unordered lists to configure navigation menus. After all, a navigation menu is a list of hyperlinks</text:p>
      <text:p text:style-name="Standard">-configuring navigation with a list also helps to provide accessibility</text:p>
      <text:p text:style-name="Standard"/>
      <text:p text:style-name="Standard">Configure List Markers with CSS</text:p>
      <text:p text:style-name="Standard">-when you configure navigation links in an unordered list, you may not always want to see the list markers (ie. Bullet dots). You can configure them in CSS by using the list-style-type property to configure the marker for any unordered or ordered list </text:p>
      <text:p text:style-name="Standard"/>
      <text:p text:style-name="Standard"/>
      <text:p text:style-name="Standard"/>
      <text:p text:style-name="Standard"><text:soft-page-break/>property: list-style-type, configures the style of the list marker</text:p>
      <text:p text:style-name="Standard">-none: no list marker</text:p>
      <text:p text:style-name="Standard">-disc: circle</text:p>
      <text:p text:style-name="Standard">-circle: open circle</text:p>
      <text:p text:style-name="Standard">-square: square</text:p>
      <text:p text:style-name="Standard">-decimal: decimal</text:p>
      <text:p text:style-name="Standard">-upper-alpha: uppercase letters</text:p>
      <text:p text:style-name="Standard">-lower-alpha: lowercase letters</text:p>
      <text:p text:style-name="Standard">-lower-roman: lowercase roman numerals</text:p>
      <text:p text:style-name="Standard"/>
      <text:p text:style-name="Standard">property: list-style-image, image replacement for the list marker</text:p>
      <text:p text:style-name="Standard">-value uses the url keyword with parentheses surrounding the file name or path for the image- image displays in front of each list item</text:p>
      <text:p text:style-name="Standard"/>
      <text:p text:style-name="Standard">property: list-style position, configures placement of the list marker</text:p>
      <text:p text:style-name="Standard">-inside- markers are indented; text wraps under the markers</text:p>
      <text:p text:style-name="Standard">-outside (default)- markers have default placement</text:p>
      <text:p text:style-name="Standard"/>
      <text:p text:style-name="Standard">example (setting list markers to square)</text:p>
      <text:p text:style-name="Standard">ul { list-style-type: square; }</text:p>
      <text:p text:style-name="Standard"/>
      <text:p text:style-name="Standard">example (setting list markers to uppercase letters)</text:p>
      <text:p text:style-name="Standard">ol { list-style-type: upper-alpha; }</text:p>
      <text:p text:style-name="Standard"/>
      <text:p text:style-name="Standard">Configure an Image as a List Marker</text:p>
      <text:p text:style-name="Standard">-use the list-style-image property to configure an image as the marker in an unordered or ordered list </text:p>
      <text:p text:style-name="Standard">-example:</text:p>
      <text:p text:style-name="Standard">ul {list-style-image: url(trillium.gif); }</text:p>
      <text:p text:style-name="Standard"/>
      <text:p text:style-name="Standard">Vertical Navigation with an Unordered List </text:p>
      <text:p text:style-name="Standard">example:</text:p>
      <text:p text:style-name="Standard">&lt;ul&gt;</text:p>
      <text:p text:style-name="Standard">&lt;li&gt;&lt;a href=”index.html”&gt;Home&lt;/a&gt;&lt;/li&gt;</text:p>
      <text:p text:style-name="Standard">&lt;li&gt;&lt;a href=”menu.html”&gt;Menu&lt;/a&gt;&lt;/li&gt;</text:p>
      <text:p text:style-name="Standard">&lt;li&gt;&lt;a href=”directions.html”&gt;Directions&lt;/a&gt;&lt;/li&gt;</text:p>
      <text:p text:style-name="Standard">&lt;li&gt;&lt;a href=”contact.html”&gt;Contact&lt;/a&gt;&lt;/li&gt;</text:p>
      <text:p text:style-name="Standard">&lt;/ul&gt;</text:p>
      <text:p text:style-name="Standard"/>
      <text:p text:style-name="Standard">Configure with CSS</text:p>
      <text:p text:style-name="Standard">-let's use CSS to eliminate the list marker</text:p>
      <text:p text:style-name="Standard">-we also need to make sure that our special styles only apply to the unordered list in the navigation area (within the nav element), so we'll use a descendant selector</text:p>
      <text:p text:style-name="Standard">-the css to configure the list is:</text:p>
      <text:p text:style-name="Standard">nav ul { list-style-type: none; }</text:p>
      <text:p text:style-name="Standard"/>
      <text:p text:style-name="Standard">Remove the Underline with CSS</text:p>
      <text:p text:style-name="Standard">-the text-decoration property modifies the display of text in the browser</text:p>
      <text:p text:style-name="Standard">-this property is most often used to eliminate the underline from the navigation hyperlinks with text-decoration: none;</text:p>
      <text:p text:style-name="Standard"><text:soft-page-break/>example:</text:p>
      <text:p text:style-name="Standard">nav a { text-decoration: none; }</text:p>
      <text:p text:style-name="Standard">(note: nav a here means that it's targeting the nav element and specifically anchor elements within that nav)</text:p>
      <text:p text:style-name="Standard"/>
      <text:p text:style-name="Standard">Horizontal Navigation with an Unordered List </text:p>
      <text:p text:style-name="Standard">-horizontal navigation menus using an unordered list are done with CSS</text:p>
      <text:p text:style-name="Standard">-list items are block display elements, they need to be configured as inline display elements to display in a single line</text:p>
      <text:p text:style-name="Standard">-the CSS display property configures how the browser renders, or displays, an element on a web page</text:p>
      <text:p text:style-name="Standard"/>
      <text:p text:style-name="Standard">The Display Property Values</text:p>
      <text:p text:style-name="Standard">-none- the element will not display </text:p>
      <text:p text:style-name="Standard">-inline- the element will display as an inline element in the same line as the surrounding text and/or elements</text:p>
      <text:p text:style-name="Standard">-inline-block- the element will display as an inline display element adjacent to other inline display elements, but can also be configured with properties of block display elements including width and height</text:p>
      <text:p text:style-name="Standard">-block- the element will display as a block element with a margin above and below</text:p>
      <text:p text:style-name="Standard"/>
      <text:p text:style-name="Standard">-for our nav example, the css configuration to eliminate the list marker is:</text:p>
      <text:p text:style-name="Standard">nav ul { list-style-type: none; }</text:p>
      <text:p text:style-name="Standard"/>
      <text:p text:style-name="Standard">-to render the list items horizontally instead of vertically, apply display: inline;</text:p>
      <text:p text:style-name="Standard">nav li { display: inline; }</text:p>
      <text:p text:style-name="Standard"/>
      <text:p text:style-name="Standard">-to eliminate the underline from the hyperlinks, apply text-decoration: none; to the a element selector. Also, to add some space between the hyperlinks, apply padding-right: 10px; to the a element selector</text:p>
      <text:p text:style-name="Standard">nav a { text-decoration: none;</text:p>
      <text:p text:style-name="Standard"><text:s text:c="12"/>padding-right: 10px; }</text:p>
      <text:p text:style-name="Standard"/>
      <text:p text:style-name="Standard">6.8</text:p>
      <text:p text:style-name="Standard">CSS Interactivity with Pseudo-Classes</text:p>
      <text:p text:style-name="Standard">-have you ever visited a site where the text hyperlinks changed color when you moved the mouse pointer over them? This is often accomplished using a CSS pseudo-class, which can be used to apply a special effect to a selector</text:p>
      <text:p text:style-name="Standard"/>
      <text:p text:style-name="Standard">The five pseudo-classes are as foillows:</text:p>
      <text:p text:style-name="Standard">-:link- default state for a hyperlink that has not been clicked (visited)</text:p>
      <text:p text:style-name="Standard">-:visited- default state for a visited hyperlink </text:p>
      <text:p text:style-name="Standard">-:focus- triggered when the hyperlink has keyboard focus</text:p>
      <text:p text:style-name="Standard">-:hover- triggered when the mouse pointer moves over the hyperlink </text:p>
      <text:p text:style-name="Standard">-:active- triggered when the hyperlink is actually clicked</text:p>
      <text:p text:style-name="Standard"/>
      <text:p text:style-name="Standard">-notice the order in which the pseudo-classes are listed. Anchor element pseudo-classes must be coded in this order (though it's ok to omit one or more of those listed). </text:p>
      <text:p text:style-name="Standard">-if you code the pseudo-classes in a different order, the styles will not be reliably applied</text:p>
      <text:p text:style-name="Standard">-it's common practice to configure the :hover, :focus, and :active pseudo-classes with the same styles</text:p>
      <text:p text:style-name="Standard"/>
      <text:p text:style-name="Standard"><text:soft-page-break/>-to apply a pseudo-class, write it after the selector. The following code sample will configure text hyperlinks to be red initially. The sample also uses the :hover pseudo-class to configure the hyperlinks to change their appearance when the visitor places the mouse pointer over them so that the underline disappears and the color changes:</text:p>
      <text:p text:style-name="Standard">a:link { color: #ff0000; }</text:p>
      <text:p text:style-name="Standard">a:hover { text-decoration: none; color: #000066; }</text:p>
      <text:p text:style-name="Standard"/>
      <text:p text:style-name="Standard">CSS Buttons</text:p>
      <text:p text:style-name="Standard">-another use of css and pseudo-classes is to configure a hyperlink that looks like a button</text:p>
      <text:p text:style-name="Standard">-this coding technique saves bandwith used by button image files</text:p>
      <text:p text:style-name="Standard"/>
      <text:p text:style-name="Standard">6.9</text:p>
      <text:p text:style-name="Standard">Practice (check example files)</text:p>
      <text:p text:style-name="Standard"/>
      <text:p text:style-name="Standard">6.10</text:p>
      <text:p text:style-name="Standard">Header Text Image Replacement</text:p>
      <text:p text:style-name="Standard">-sometimes a client may have a specific font typeface other than a web-safe font that they would like to use in the header section for the company name. In this situation it's common for a graphic designer to configure a header banner image that uses that font</text:p>
      <text:p text:style-name="Standard">-it is acceptable to display the banner with an image tag or configure the banner as a background image within the header element. However, the text contained in the image is not available to assistive technology such as screen readers and is not immediately visible to search engines</text:p>
      <text:p text:style-name="Standard">-Header Text Image Replacement allows you to configure a header banner image that displays text and an h1 element that contains text. The key is that the h1 test does not display within the browser viewport but is available to assistive technology and search engines. It also lets the client's banner image be displayed still</text:p>
      <text:p text:style-name="Standard">-To apply Header Text Image Replacement:</text:p>
      <text:p text:style-name="Standard">*code the company or website name with the h1 element</text:p>
      <text:p text:style-name="Standard">*configure styles for the header element; set the header banner image as the background of the header or h1 element</text:p>
      <text:p text:style-name="Standard">*use the text-indent property to configure placement of the h1 text outside of the browser viewport, the declaration text-indent: -9999px; is most commonly used</text:p>
      <text:p text:style-name="Standard"/>
      <text:p text:style-name="Standard">Improved Header Text Image Replacement Technique</text:p>
      <text:p text:style-name="Standard">-Header Text Image Replacement works great on desktops and laptops, but there can be performance issues on mobile because the browser is trying to draw a box offscreen that is over 9999 pixels wide</text:p>
      <text:p text:style-name="Standard">-method that doesn't cause performance issues:</text:p>
      <text:p text:style-name="Standard">*set h1 element selector's text-indent to 100% instead of -9999px</text:p>
      <text:p text:style-name="Standard">*configure wrapping and overflow by setting the white-space property to nowrap and the overflow property to hidden</text:p>
      <text:p text:style-name="Standard"/>
      <text:p text:style-name="Standard">6.11</text:p>
      <text:p text:style-name="Standard">practice page</text:p>
      <text:p text:style-name="Standard"/>
      <text:p text:style-name="Standard"/>
      <text:p text:style-name="Standard"/>
      <text:p text:style-name="Standard"/>
      <text:p text:style-name="Standard"/>
      <text:p text:style-name="Standard"/>
      <text:p text:style-name="Standard"><text:soft-page-break/>6.12</text:p>
      <text:p text:style-name="Standard">Positioning with CSS</text:p>
      <text:p text:style-name="Standard">-position property in CSS configures the type of positioning used when the browser renders an element</text:p>
      <text:p text:style-name="Standard">-The Position Property Values</text:p>
      <text:p text:style-name="Standard">*static- default value; the element is rendered in normal flow</text:p>
      <text:p text:style-name="Standard">*fixed- configures the location on an element within the browser viewport; the element does not move when the page is scrolled. Element is removed from normal flow and remains stationary when the web page is scrolled.</text:p>
      <text:p text:style-name="Standard">*relative- configures the location of an element relative to where it would otherwise render in normal flow. Configure relative positioning with position: relative; property along with one of the following offset properties: left, right, top, bottom (value is a numeric value or percentage)</text:p>
      <text:p text:style-name="Standard">*absolute- precisely configures the location of an element outside of normal flow, in relation to its first parent non-static element. If there is no non-static parent element, the absolute position is specified in relation to the body of the web page. Configure absolute positioning with the position: absolute; property along with one of more of the offset properties (left, right, top, bottom)</text:p>
      <text:p text:style-name="Standard"/>
      <text:p text:style-name="Standard">relative positioning example:</text:p>
      <text:p text:style-name="Standard">p { position: relative;</text:p>
      <text:p text:style-name="Standard"><text:s text:c="6"/>left: 30px;</text:p>
      <text:p text:style-name="Standard"><text:s text:c="6"/>font-family: Arial, sans-serif; }</text:p>
      <text:p text:style-name="Standard">h1 { background-color #cccccc;</text:p>
      <text:p text:style-name="Standard"><text:s text:c="8"/>padding: 5px;</text:p>
      <text:p text:style-name="Standard"><text:s text:c="8"/>color: #000000; }</text:p>
      <text:p text:style-name="Standard"/>
      <text:p text:style-name="Standard">absolute positioning example:</text:p>
      <text:p text:style-name="Standard">p { position: absolute;</text:p>
      <text:p text:style-name="Standard"><text:s text:c="6"/>left: 200px;<text:line-break/> <text:s text:c="5"/>top: 100px;</text:p>
      <text:p text:style-name="Standard"><text:s text:c="6"/>font-family: Arial, sans-serif;</text:p>
      <text:p text:style-name="Standard"><text:s text:c="6"/>width: 300px; }</text:p>
      <text:p text:style-name="Standard"/>
      <text:p text:style-name="Standard">-recall that the css :hover pseudo-class provides a way to configure styles to display when the web page visitor moves the mouse over an element</text:p>
      <text:p text:style-name="Standard"/>
      <text:p text:style-name="Standard"/>
      <text:p text:style-name="Standard">6.13</text:p>
      <text:p text:style-name="Standard">CSS Debugging Techniques</text:p>
      <text:p text:style-name="Standard">-fixing problems in code is called debugging. Testing is crucial and even modern browsers implement CSS in slightly different ways</text:p>
      <text:p text:style-name="Standard"/>
      <text:p text:style-name="Standard">Verify Correct HTML Syntax</text:p>
      <text:p text:style-name="Standard">-W3C Markup Validation can help with this</text:p>
      <text:p text:style-name="Standard"/>
      <text:p text:style-name="Standard">Verify Correct CSS Syntax</text:p>
      <text:p text:style-name="Standard">-W3C CSS Validation can help</text:p>
      <text:p text:style-name="Standard"/>
      <text:p text:style-name="Standard">Configure Temporary Background Colors</text:p>
      <text:p text:style-name="Standard">-sometimes code is valid but not rendered how you would expect</text:p>
      <text:p text:style-name="Standard">-if you temporarily assign distinctive background colors, such as red or yellow and test again, it should <text:soft-page-break/>be easier to see where boxes are ending up</text:p>
      <text:p text:style-name="Standard"/>
      <text:p text:style-name="Standard">Configure Temporary Borders</text:p>
      <text:p text:style-name="Standard">-similar to temporary background colors, syou could temporarily configure an element with a 3 pixel red solid border. This will help you recognize the issue quickly</text:p>
      <text:p text:style-name="Standard"/>
      <text:p text:style-name="Standard">User Comments to Find the Unexpected Cascade</text:p>
      <text:p text:style-name="Standard">-you can try commenting out areas using /* text */</text:p>
      <text:p text:style-name="Standard"/>
      <text:p text:style-name="Standard">6.14</text:p>
      <text:p text:style-name="Standard">More HTML5 Structural Elements</text:p>
      <text:p text:style-name="Standard"/>
      <text:p text:style-name="Standard">Section Element</text:p>
      <text:p text:style-name="Standard">-a section element indicates a “section” of a document, such as a chapter or topic</text:p>
      <text:p text:style-name="Standard">-this block display element could contain header, footer, section, article, aside, figure, div, and other elements needed to configure the content</text:p>
      <text:p text:style-name="Standard"/>
      <text:p text:style-name="Standard">Article Element</text:p>
      <text:p text:style-name="Standard">-intended to present an independent entry, such as a blog posting, comment, or e-zine article that could stand on its own</text:p>
      <text:p text:style-name="Standard">-this block display element could contain header, footer, section, article, aside, figure, div, and other elements needed to configure the content</text:p>
      <text:p text:style-name="Standard"/>
      <text:p text:style-name="Standard">Aside Element</text:p>
      <text:p text:style-name="Standard">-indicates a sidebar or other tangential content</text:p>
      <text:p text:style-name="Standard">-this block display element could contain header, footer, section, article, aside, figure, div, and other elements needed to configure the content</text:p>
      <text:p text:style-name="Standard"/>
      <text:p text:style-name="Standard">Time Element</text:p>
      <text:p text:style-name="Standard">-represents a date or time</text:p>
      <text:p text:style-name="Standard">-an optional datetime attribute can be used to specify a calender date and/or time in machine readable format. Use YYYY-MM-DD for a date. Use a 24 hour clock and HH:MM for time</text:p>
      <text:p text:style-name="Standard"/>
      <text:p text:style-name="Standard">6.15</text:p>
      <text:p text:style-name="Standard">HTML5 Compatibility With Older Browsers</text:p>
      <text:p text:style-name="Standard">-current browsers will work fine with everything we've covered, but clients will likely insist that web pages are usable to as broad of an audience as possible</text:p>
      <text:p text:style-name="Standard">-the easiest way to provide for backwards compatibility of HTML5 with older, outdated browsers is to configure block display with CSS</text:p>
      <text:p text:style-name="Standard"/>
      <text:p text:style-name="Standard">Configure CSS Block Display </text:p>
      <text:p text:style-name="Standard">-add one style rule to your CSS to inform older browsers to display HTML5 elements such as header, main, nav, footer, section, article, figure, figcaption, and aside as block display (with empty space above and below)</text:p>
      <text:p text:style-name="Standard">-example css:</text:p>
      <text:p text:style-name="Standard">header, main, nav, footer, section, article, figure, figcaption, aside { display: 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9T16:58:29.42</meta:creation-date>
    <dc:date>2020-10-01T14:30:38.42</dc:date>
    <meta:editing-duration>PT1H49M42S</meta:editing-duration>
    <meta:editing-cycles>33</meta:editing-cycles>
    <meta:generator>OpenOffice/4.1.7$Win32 OpenOffice.org_project/417m1$Build-9800</meta:generator>
    <meta:document-statistic meta:table-count="0" meta:image-count="0" meta:object-count="0" meta:page-count="10" meta:paragraph-count="287" meta:word-count="3543" meta:character-count="21569"/>
  </office:meta>
</office:document-meta>
</file>